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font-weight="normal" fo:background-color="transparent" style:font-size-asian="13pt" style:font-weight-asian="normal" style:font-name-complex="XB Zar" style:font-size-complex="13pt" style:font-weight-complex="normal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۶- تنظیمات اولیه</text:p>
      <text:p text:style-name="P2"><text:tab/>روند بوت شدن سیستم و GRUB</text:p>
      <text:p text:style-name="P2"><text:tab/>Daemons &amp; Runlevels (سرویس‌ها)</text:p>
      <text:p text:style-name="P2"><text:tab/>دسترسی به پارتیشن‌ها و دستگاه‌ها</text:p>
      <text:p text:style-name="P2"><text:tab/>نصب درایورها و تنظیمات دستگاه‌ه</text:p>
      <text:p text:style-name="P2"><text:tab/><text:tab/>کارت گرافیک</text:p>
      <text:p text:style-name="P2"><text:tab/><text:tab/><text:tab/>ATi</text:p>
      <text:p text:style-name="P2"><text:tab/><text:tab/><text:tab/>Nvidia</text:p>
      <text:p text:style-name="P2"><text:tab/><text:tab/>پرینتر</text:p>
      <text:p text:style-name="P2"><text:tab/><text:tab/>اسکنر</text:p>
      <text:p text:style-name="P2"><text:tab/>تنظیمات شبکه</text:p>
      <text:p text:style-name="P1"><text:tab/>ساختار X-Wind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25T22:22:50</dc:date>
    <dc:creator>Mostafa Moradian</dc:creator>
    <meta:editing-duration>PT23H34M47S</meta:editing-duration>
    <meta:editing-cycles>1356</meta:editing-cycles>
    <meta:generator>LibreOffice/3.3$Linux LibreOffice_project/330m19$Build-202</meta:generator>
    <meta:document-statistic meta:table-count="0" meta:image-count="0" meta:object-count="0" meta:page-count="1" meta:paragraph-count="12" meta:word-count="36" meta:character-count="210"/>
  </office:meta>
</office:document-meta>
</file>